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8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1">
      <style:table-cell-properties fo:border="0.06pt solid #000000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Droid Sans Fallback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767.88pt" svg:height="267.25pt" svg:x="62.82pt" svg:y="213.34pt">
            <draw:object draw:notify-on-update-of-ranges="Sheet1.E15:Sheet1.E15 Sheet1.E16:Sheet1.E29 Sheet1.F15:Sheet1.F15 Sheet1.F16:Sheet1.F29 Sheet1.G15:Sheet1.G15 Sheet1.G16:Sheet1.G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173.68pt" svg:x="319.35pt" svg:y="516.61pt">
            <draw:object draw:notify-on-update-of-ranges="Sheet1.C42:Sheet1.C47 Sheet1.D42:Sheet1.D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175.95pt" svg:x="318.61pt" svg:y="742.56pt">
            <draw:object draw:notify-on-update-of-ranges="Sheet1.C58:Sheet1.C63 Sheet1.D58:Sheet1.D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12" table:number-rows-spanned="1">
            <text:p>6.17) The following processes are being scheduled using a preemptive, round robin <text:s/>scheduling <text:s/>algorithm. <text:s/>Each <text:s/>process <text:s/>is <text:s/>assigned <text:s/>a numerical priority, <text:s/>with <text:s/>a <text:s/>higher <text:s/>number <text:s/>indicating <text:s/>a <text:s/>higher <text:s/>relative <text:s/>priority. In <text:s/>addition to <text:s/>the <text:s/>processes listed <text:s/>below, <text:s/>the system also <text:s/>has <text:s/>an idle ask (which consumes no CPU resources and is identified as Pidle). This task has priority 0 and is scheduled whenever the system has no other available <text:s/>processes to run. <text:s/>The <text:s/>length of <text:s/>a time <text:s/>quantum is <text:s/>10 units. If a process is preempted by a higher-priority process, the preempted Process is placed at the end of the queue.</text:p>
          </table:table-cell>
          <table:covered-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5"/>
          <table:table-cell table:style-name="ce6" office:value-type="string" calcext:value-type="string">
            <text:p>Thread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Burst</text:p>
          </table:table-cell>
          <table:table-cell table:style-name="ce6" office:value-type="string" calcext:value-type="string">
            <text:p>Arrival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P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P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P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P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P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P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2" table:number-rows-spanned="1">
            <text:p>a) Show the scheduling order of the processes using a Gantt chart.</text:p>
          </table:table-cell>
          <table:covered-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Proces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uratio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dle</text:p>
          </table:table-cell>
          <table:table-cell table:formula="of:=[.F17]+[.G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2</text:p>
          </table:table-cell>
          <table:table-cell table:formula="of:=[.F18]+[.G18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3</text:p>
          </table:table-cell>
          <table:table-cell table:formula="of:=[.F19]+[.G19]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2</text:p>
          </table:table-cell>
          <table:table-cell table:formula="of:=[.F20]+[.G20]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3</text:p>
          </table:table-cell>
          <table:table-cell table:formula="of:=[.F21]+[.G21]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2</text:p>
          </table:table-cell>
          <table:table-cell table:formula="of:=[.F22]+[.G22]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4</text:p>
          </table:table-cell>
          <table:table-cell table:formula="of:=[.F23]+[.G23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3</text:p>
          </table:table-cell>
          <table:table-cell table:formula="of:=[.F24]+[.G24]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4</text:p>
          </table:table-cell>
          <table:table-cell table:formula="of:=[.F25]+[.G25]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dle</text:p>
          </table:table-cell>
          <table:table-cell table:formula="of:=[.F26]+[.G26]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5</text:p>
          </table:table-cell>
          <table:table-cell table:formula="of:=[.F27]+[.G27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6</text:p>
          </table:table-cell>
          <table:table-cell table:formula="of:=[.F28]+[.G28]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1" table:number-rows-spanned="1">
            <text:p>b) What is the turnaround time for each process?</text:p>
          </table:table-cell>
          <table:covered-table-cell table:number-columns-repeated="10"/>
        </table:table-row>
        <table:table-row table:style-name="ro2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2" table:number-rows-spanned="1">
            <text:p>Turnaround time</text:p>
          </table:table-cell>
          <table:covered-table-cell table:style-name="ce6"/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P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P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P3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P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>
            <text:p>P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>
            <text:p>P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1" table:number-rows-spanned="1">
            <text:p>c) What is the waiting time for each process?</text:p>
          </table:table-cell>
          <table:covered-table-cell table:number-columns-repeated="10"/>
        </table:table-row>
        <table:table-row table:style-name="ro2" table:number-rows-repeated="3">
          <table:table-cell table:number-columns-repeated="13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2" table:number-rows-spanned="1">
            <text:p><text:span text:style-name="T1">Waiting</text:span> time</text:p>
          </table:table-cell>
          <table:covered-table-cell table:style-name="ce6"/>
          <table:table-cell table:number-columns-repeated="9"/>
        </table:table-row>
        <table:table-row table:style-name="ro4">
          <table:table-cell table:number-columns-repeated="2"/>
          <table:table-cell table:style-name="ce5" office:value-type="string" calcext:value-type="string">
            <text:p>P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5" office:value-type="string" calcext:value-type="string">
            <text:p>P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5" office:value-type="string" calcext:value-type="string">
            <text:p>P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5" office:value-type="string" calcext:value-type="string">
            <text:p>P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5" office:value-type="string" calcext:value-type="string">
            <text:p>P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5" office:value-type="string" calcext:value-type="string">
            <text:p>P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1" table:number-rows-spanned="1">
            <text:p>d) What is the CPU utilization rate?</text:p>
          </table:table-cell>
          <table:covered-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6"/>
          <table:table-cell table:style-name="ce3" office:value-type="string" calcext:value-type="string" table:number-columns-spanned="2" table:number-rows-spanned="1">
            <text:p>Utilization rate</text:p>
          </table:table-cell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6" office:value-type="string" calcext:value-type="string">
            <text:p>P1</text:p>
          </table:table-cell>
          <table:table-cell table:style-name="ce8" table:formula="of:=[.H4]/[.D42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6" office:value-type="string" calcext:value-type="string">
            <text:p>P2</text:p>
          </table:table-cell>
          <table:table-cell table:style-name="ce8" table:formula="of:=[.H5]/[.D43]" office:value-type="percentage" office:value="0.555555555555556" calcext:value-type="percentage">
            <text:p>55.56%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6" office:value-type="string" calcext:value-type="string">
            <text:p>P3</text:p>
          </table:table-cell>
          <table:table-cell table:style-name="ce8" table:formula="of:=[.H6]/[.D44]" office:value-type="percentage" office:value="0.5" calcext:value-type="percentage">
            <text:p>50.00%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6" office:value-type="string" calcext:value-type="string">
            <text:p>P4</text:p>
          </table:table-cell>
          <table:table-cell table:style-name="ce8" table:formula="of:=[.H7]/[.D45]" office:value-type="percentage" office:value="0.75" calcext:value-type="percentage">
            <text:p>75.00%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6" office:value-type="string" calcext:value-type="string">
            <text:p>P5</text:p>
          </table:table-cell>
          <table:table-cell table:style-name="ce8" table:formula="of:=[.H8]/[.D46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6" office:value-type="string" calcext:value-type="string">
            <text:p>P6</text:p>
          </table:table-cell>
          <table:table-cell table:style-name="ce8" table:formula="of:=[.H9]/[.D47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7"/>
          <table:table-cell/>
          <table:table-cell table:style-name="ce3" office:value-type="string" calcext:value-type="string" table:number-columns-spanned="2" table:number-rows-spanned="1">
            <text:p>CPU utilization rate</text:p>
          </table:table-cell>
          <table:covered-table-cell/>
          <table:table-cell table:style-name="ce9" table:formula="of:=SUM([.H72:.H77])/COUNT([.H72:.H77])" office:value-type="percentage" office:value="0.800925925925926" calcext:value-type="percentage" table:number-columns-spanned="2" table:number-rows-spanned="1">
            <text:p>80.09%</text:p>
          </table:table-cell>
          <table:covered-table-cell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42:Sheet1.D4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Droid Naskh Shift Al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5:57:54.751422392</meta:creation-date>
    <dc:date>2018-09-02T17:07:27.653814736</dc:date>
    <meta:editing-duration>PT6M29S</meta:editing-duration>
    <meta:editing-cycles>1</meta:editing-cycles>
    <meta:document-statistic meta:table-count="1" meta:cell-count="119" meta:object-count="3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interval-major="5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826aa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9cm" svg:height="9.429cm" xlink:href=".." xlink:type="simple" chart:class="chart:bar" chart:style-name="ch1">
        <chart:plot-area chart:style-name="ch2" table:cell-range-address="Sheet1.E15:Sheet1.G29" chart:data-source-has-labels="both" svg:x="0.541cm" svg:y="0.188cm" svg:width="26.008cm" svg:height="9.053cm">
          <chartooo:coordinate-region svg:x="1.559cm" svg:y="0.837cm" svg:width="24.71cm" svg:height="8.404cm"/>
          <chart:axis chart:dimension="x" chart:name="primary-x" chart:style-name="ch3" chartooo:axis-type="auto">
            <chartooo:date-scale/>
            <chart:categories table:cell-range-address="Sheet1.E16:Sheet1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16:Sheet1.F29" chart:label-cell-address="Sheet1.F15:Sheet1.F15" chart:class="chart:bar">
            <chart:data-point chart:repeated="14"/>
          </chart:series>
          <chart:series chart:style-name="ch7" chart:values-cell-range-address="Sheet1.G16:Sheet1.G29" chart:label-cell-address="Sheet1.G15:Sheet1.G15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F15:Sheet1.F15</svg:desc>
                </draw:g>
              </table:table-cell>
              <table:table-cell office:value-type="string">
                <text:p>Duration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1</text:p>
                <draw:g>
                  <svg:desc>Sheet1.E16:Sheet1.E29</svg:desc>
                </draw:g>
              </table:table-cell>
              <table:table-cell office:value-type="float" office:value="0">
                <text:p>0</text:p>
                <draw:g>
                  <svg:desc>Sheet1.F16:Sheet1.F29</svg:desc>
                </draw:g>
              </table:table-cell>
              <table:table-cell office:value-type="float" office:value="10">
                <text:p>10</text:p>
                <draw:g>
                  <svg:desc>Sheet1.G16:Sheet1.G29</svg:desc>
                </draw:g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idle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idle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6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54fa1" draw:fill-color="#454fa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6.128cm" xlink:href=".." xlink:type="simple" chart:class="chart:line" chart:style-name="ch1">
        <chart:plot-area chart:style-name="ch2" table:cell-range-address="Sheet1.C42:Sheet1.D47" svg:x="0.32cm" svg:y="0.122cm" svg:width="15.36cm" svg:height="5.884cm">
          <chartooo:coordinate-region svg:x="0.941cm" svg:y="0.321cm" svg:width="14.645cm" svg:height="5.03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42:Sheet1.C47" chart:class="chart:line">
            <chart:data-point chart:repeated="6"/>
          </chart:series>
          <chart:series chart:style-name="ch6" chart:values-cell-range-address="Sheet1.D42:Sheet1.D47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42:Sheet1.C47</svg:desc>
                </draw:g>
              </table:table-cell>
              <table:table-cell office:value-type="float" office:value="20">
                <text:p>20</text:p>
                <draw:g>
                  <svg:desc>Sheet1.D4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54fa1" draw:fill-color="#454fa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6.208cm" xlink:href=".." xlink:type="simple" chart:class="chart:line" chart:style-name="ch1">
        <chart:plot-area chart:style-name="ch2" table:cell-range-address="Sheet1.C58:Sheet1.D63" svg:x="0.32cm" svg:y="0.124cm" svg:width="15.36cm" svg:height="5.96cm">
          <chartooo:coordinate-region svg:x="0.941cm" svg:y="0.323cm" svg:width="14.645cm" svg:height="5.11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8:Sheet1.C63" chart:class="chart:line">
            <chart:data-point chart:repeated="6"/>
          </chart:series>
          <chart:series chart:style-name="ch6" chart:values-cell-range-address="Sheet1.D58:Sheet1.D6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58:Sheet1.C63</svg:desc>
                </draw:g>
              </table:table-cell>
              <table:table-cell office:value-type="float" office:value="0">
                <text:p>0</text:p>
                <draw:g>
                  <svg:desc>Sheet1.D58:Sheet1.D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